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ventDecoderTests.stringBufferMono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ventDecoderTests.assertEndElement( XMLEvent event , String expected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DecoderTests.toXMLEventsWith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EventDecoderTests.stringBuffe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EventDecoderTests.assertCharacters( XMLEvent event , String expected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DecoderTests.assertStartElement( XMLEvent event , String expected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EventDecoderTests.toXMLEventsNonAal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EventDecoderTests.decodeErrorAal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EventDecoderTests.decodeErrorNonAal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EventDecoderTests.toXMLEventsAal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